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mote Light Switch</text:h>
      <text:h text:style-name="Heading_20_2" text:outline-level="2">Kurzbeschrieb</text:h>
      <text:list xml:id="list4612458426058928437" text:style-name="L1">
        <text:list-item>
          <text:p text:style-name="P1"/>
        </text:list-item>
      </text:list>
      <text:h text:style-name="Heading_20_2" text:outline-level="2">Benötigte Hardware</text:h>
      <text:list xml:id="list3708001761389036889" text:style-name="L2">
        <text:list-item>
          <text:p text:style-name="P2">Play-Zone</text:p>
        </text:list-item>
      </text:list>
      <text:list xml:id="list4262072969599443653" text:style-name="L3">
        <text:list-item>
          <text:p text:style-name="P3">8-Kanal Relais Modul Karte 5V / 30 VDC KIT</text:p>
          <text:list>
            <text:list-item>
              <text:p text:style-name="P3"><text:a xlink:type="simple" xlink:href="http://www.play-zone.ch/de/8-kanal-relais-modul-karte-5v-30-vdc-kit.html" text:style-name="Internet_20_link" text:visited-style-name="Visited_20_Internet_20_Link">http://www.play-zone.ch/de/8-kanal-relais-modul-karte-5v-30-vdc-kit.html</text:a></text:p>
            </text:list-item>
          </text:list>
        </text:list-item>
        <text:list-item>
          <text:p text:style-name="P3">SparkFun Hall-Effect Current Sensor Breakout – ACS712</text:p>
          <text:list>
            <text:list-item>
              <text:p text:style-name="P3"><text:a xlink:type="simple" xlink:href="http://www.play-zone.ch/de/sparkfun-hall-effect-current-sensor-breakout-acs712.html" text:style-name="Internet_20_link" text:visited-style-name="Visited_20_Internet_20_Link">http://www.play-zone.ch/de/sparkfun-hall-effect-current-sensor-breakout-acs712.html</text:a></text:p>
            </text:list-item>
          </text:list>
        </text:list-item>
        <text:list-item>
          <text:p text:style-name="P3">HiSpeed USB Kabel 2.0 A -&gt; Micro 5-Pin 120cm / Schwarz </text:p>
          <text:list>
            <text:list-item>
              <text:p text:style-name="P3"><text:a xlink:type="simple" xlink:href="http://www.play-zone.ch/de/kabel-usb-2-0-a-micro-5-pin-120cm-schwarz.html" text:style-name="Internet_20_link" text:visited-style-name="Visited_20_Internet_20_Link">http://www.play-zone.ch/de/kabel-usb-2-0-a-micro-5-pin-120cm-schwarz.html</text:a></text:p>
            </text:list-item>
            <text:list-item>
              <text:p text:style-name="P3">brauch ich sonst wofür</text:p>
            </text:list-item>
          </text:list>
        </text:list-item>
        <text:list-item>
          <text:p text:style-name="P3">Jumperkabel 10 Stk. M/F - 20CM – 22AWG</text:p>
          <text:list>
            <text:list-item>
              <text:p text:style-name="P3">2 mal</text:p>
            </text:list-item>
            <text:list-item>
              <text:p text:style-name="P3"><text:a xlink:type="simple" xlink:href="http://www.play-zone.ch/de/jumperkabel-10-stk-m-f-20cm-22awg.html" text:style-name="Internet_20_link" text:visited-style-name="Visited_20_Internet_20_Link">http://www.play-zone.ch/de/jumperkabel-10-stk-m-f-20cm-22awg.html</text:a></text:p>
            </text:list-item>
          </text:list>
        </text:list-item>
      </text:list>
      <text:list xml:id="list540099372855325046" text:style-name="L4">
        <text:list-item>
          <text:p text:style-name="P4">Distrelec</text:p>
          <text:list>
            <text:list-item>
              <text:p text:style-name="P4">Batteriehalter 1 x AA Print, 92, Keystone</text:p>
              <text:list>
                <text:list-item>
                  <text:p text:style-name="P4"><text:a xlink:type="simple" xlink:href="http://www.distrelec.ch/de/batteriehalter-aa-print-keystone-92/p/16961635" text:style-name="Internet_20_link" text:visited-style-name="Visited_20_Internet_20_Link">http://www.distrelec.ch/de/batteriehalter-aa-print-keystone-92/p/16961635</text:a></text:p>
                </text:list-item>
              </text:list>
            </text:list-item>
            <text:list-item>
              <text:p text:style-name="P4">Kunststoffplatte 495 x 495 x 6 mm, PE 300 BLACK 495X495X6, No Brand</text:p>
              <text:list>
                <text:list-item>
                  <text:p text:style-name="P4"><text:a xlink:type="simple" xlink:href="http://www.distrelec.ch/de/kunststoffplatte-495-495-mm-no-brand-pe-300-black-495x495x6/p/14821680?q=*&amp;filter_productFamilyCode=cat-DC-80120&amp;filter_Buyable=1&amp;filter_Category5=Polyethylen-Platten+und+-Vollstäbe+PE+300&amp;filter_Category3=Halbzeug&amp;filter_Category4=Kunststoff-Halbzeuge&amp;page=1&amp;origPageSize=50&amp;simi=99.5" text:style-name="Internet_20_link" text:visited-style-name="Visited_20_Internet_20_Link">http://www.distrelec.ch/de/kunststoffplatte-495-495-mm-no-brand-pe-300-black-495x495x6/p/14821680?q=*&amp;filter_productFamilyCode=cat-DC-80120&amp;filter_Buyable=1&amp;filter_Category5=Polyethylen-Platten+und+-Vollst%C3%A4be+PE+300&amp;filter_Category3=Halbzeug&amp;filter_Category4=Kunststoff-Halbzeuge&amp;page=1&amp;origPageSize=50&amp;simi=99.5</text:a></text:p>
                </text:list-item>
              </text:list>
            </text:list-item>
            <text:list-item>
              <text:p text:style-name="P4">Gummifüsse Transparent ø 9.5 x 3.8 mm, SJ-5306, 3M</text:p>
              <text:list>
                <text:list-item>
                  <text:p text:style-name="P4"><text:a xlink:type="simple" xlink:href="http://www.distrelec.ch/de/gummifuesse-transparent-mm-3m-sj-5306/p/11033558?q=%09340471&amp;page=1&amp;origPos=1&amp;origPageSize=50&amp;simi=99.91" text:style-name="Internet_20_link" text:visited-style-name="Visited_20_Internet_20_Link">http://www.distrelec.ch/de/gummifuesse-transparent-mm-3m-sj-5306/p/11033558?q=%09340471&amp;page=1&amp;origPos=1&amp;origPageSize=50&amp;simi=99.91</text:a></text:p>
                </text:list-item>
                <text:list-item>
                  <text:p text:style-name="P4">Verpackungseinheit ist 20 Stück</text:p>
                </text:list-item>
              </text:list>
            </text:list-item>
            <text:list-item>
              <text:p text:style-name="P4">Schrauben</text:p>
              <text:list>
                <text:list-item>
                  <text:p text:style-name="P4">kurz</text:p>
                  <text:list>
                    <text:list-item>
                      <text:p text:style-name="P4">Zylinderschrauben Polyamid 6.6 M3 4 mm, BN 1061 M3X4MM, Bossard Group</text:p>
                    </text:list-item>
                    <text:list-item>
                      <text:p text:style-name="P4"><text:a xlink:type="simple" xlink:href="http://www.distrelec.ch/de/zylinderschrauben-polyamid-m3-mm-bossard-group-bn-1061-m3x4mm/p/14842950" text:style-name="Internet_20_link" text:visited-style-name="Visited_20_Internet_20_Link">http://www.distrelec.ch/de/zylinderschrauben-polyamid-m3-mm-bossard-group-bn-1061-m3x4mm/p/14842950</text:a></text:p>
                    </text:list-item>
                    <text:list-item>
                      <text:p text:style-name="P4">16 Stück siehe Distanzbolzen</text:p>
                    </text:list-item>
                  </text:list>
                </text:list-item>
                <text:list-item>
                  <text:p text:style-name="P4"><text:soft-page-break/>lang</text:p>
                  <text:list>
                    <text:list-item>
                      <text:p text:style-name="P4">Zylinderschrauben Polyamid 6.6 M3 12 mm, BN 1061 M3X12MM, Bossard Group</text:p>
                    </text:list-item>
                    <text:list-item>
                      <text:p text:style-name="P4"><text:a xlink:type="simple" xlink:href="http://www.distrelec.ch/de/zylinderschrauben-polyamid-m3-12-mm-bossard-group-bn-1061-m3x12mm/p/14842952" text:style-name="Internet_20_link" text:visited-style-name="Visited_20_Internet_20_Link">http://www.distrelec.ch/de/zylinderschrauben-polyamid-m3-12-mm-bossard-group-bn-1061-m3x12mm/p/14842952</text:a></text:p>
                    </text:list-item>
                    <text:list-item>
                      <text:p text:style-name="P4">16 Stück siehe Distanzbolzen</text:p>
                    </text:list-item>
                  </text:list>
                </text:list-item>
              </text:list>
            </text:list-item>
            <text:list-item>
              <text:p text:style-name="P4">Distanzbolzen 6mm 10 mm, DISTIN3060PA-10, No Brand</text:p>
              <text:list>
                <text:list-item>
                  <text:p text:style-name="P4"><text:a xlink:type="simple" xlink:href="http://www.distrelec.ch/de/distanzbolzen-6mm-10-mm-no-brand-distin3060pa-10/p/14843050?q=340394&amp;page=1&amp;origPos=1&amp;origPageSize=50&amp;simi=99.61" text:style-name="Internet_20_link" text:visited-style-name="Visited_20_Internet_20_Link">http://www.distrelec.ch/de/distanzbolzen-6mm-10-mm-no-brand-distin3060pa-10/p/14843050?q=340394&amp;page=1&amp;origPos=1&amp;origPageSize=50&amp;simi=99.61</text:a></text:p>
                </text:list-item>
                <text:list-item>
                  <text:p text:style-name="P4">6 Stück für Batterieprint</text:p>
                </text:list-item>
                <text:list-item>
                  <text:p text:style-name="P4">4 Stück für Arduino</text:p>
                </text:list-item>
                <text:list-item>
                  <text:p text:style-name="P4">2 Stück für die Strommessung</text:p>
                </text:list-item>
                <text:list-item>
                  <text:p text:style-name="P4">4 Stück für das Relaismodul</text:p>
                </text:list-item>
              </text:list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7H42M36S</meta:editing-duration>
    <meta:editing-cycles>34</meta:editing-cycles>
    <meta:generator>OpenOffice/4.1.1$Win32 OpenOffice.org_project/411m6$Build-9775</meta:generator>
    <dc:date>2015-09-23T19:19:16.17</dc:date>
    <meta:document-statistic meta:table-count="0" meta:image-count="0" meta:object-count="0" meta:page-count="2" meta:paragraph-count="37" meta:word-count="187" meta:character-count="2036"/>
    <meta:user-defined meta:name="Info 1"/>
    <meta:user-defined meta:name="Info 2"/>
    <meta:user-defined meta:name="Info 3"/>
    <meta:user-defined meta:name="Info 4"/>
  </office:meta>
</office:document-meta>
</file>